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d7e85" officeooo:paragraph-rsid="001d7e85"/>
    </style:style>
    <style:style style:name="P2" style:family="paragraph" style:parent-style-name="Text_20_body">
      <style:text-properties officeooo:rsid="001f267b" officeooo:paragraph-rsid="001f26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imple App</text:p>
      <text:h text:style-name="Heading_20_2" text:outline-level="2">Add a blue box</text:h>
      <text:p text:style-name="P1">My first goal is to create a simple app that can add blue boxes to a list. This will just be a test.</text:p>
      <text:p text:style-name="P2">Done.</text:p>
      <text:h text:style-name="Heading_20_2" text:outline-level="2">Add internal state</text:h>
      <text:p text:style-name="P2">The next goal is to have the UI be a reflection of the internal state. Changing the state should update the list.</text:p>
      <text:p text:style-name="P2">The content should be stored in a "content" variable that should be a list of DOMElements. Each of these elements should be li-wrapped and appear in the view. We should be able to remove elements and have the UI be upda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16:50:15.591602571</meta:creation-date>
    <dc:date>2017-04-11T17:32:54.342490649</dc:date>
    <meta:editing-duration>P1DT22H41M56S</meta:editing-duration>
    <meta:editing-cycles>2</meta:editing-cycles>
    <meta:generator>LibreOffice/5.3.0.3$Linux_X86_64 LibreOffice_project/30m0$Build-3</meta:generator>
    <meta:document-statistic meta:table-count="0" meta:image-count="0" meta:object-count="0" meta:page-count="1" meta:paragraph-count="7" meta:word-count="96" meta:character-count="483" meta:non-whitespace-character-count="394"/>
  </office:meta>
</office:document-meta>
</file>